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cm" style:contextual-spacing="false" fo:text-align="start" style:justify-single-word="false" style:writing-mode="lr-tb"/>
    </style:style>
    <style:style style:name="P2" style:family="paragraph" style:parent-style-name="Preformatted_20_Text">
      <style:paragraph-properties fo:margin-top="0cm" fo:margin-bottom="0cm" style:contextual-spacing="false" fo:text-align="start" style:justify-single-word="false" style:writing-mode="lr-tb"/>
      <style:text-properties officeooo:paragraph-rsid="0005fb4f"/>
    </style:style>
    <style:style style:name="P3" style:family="paragraph" style:parent-style-name="Preformatted_20_Text">
      <style:paragraph-properties fo:margin-top="0cm" fo:margin-bottom="0cm" style:contextual-spacing="false" fo:text-align="start" style:justify-single-word="false" style:writing-mode="lr-tb"/>
      <style:text-properties officeooo:paragraph-rsid="00071870"/>
    </style:style>
    <style:style style:name="P4" style:family="paragraph" style:parent-style-name="Preformatted_20_Text">
      <style:paragraph-properties fo:margin-top="0cm" fo:margin-bottom="0cm" style:contextual-spacing="false" fo:text-align="start" style:justify-single-word="false" style:writing-mode="lr-tb"/>
      <style:text-properties style:text-underline-style="solid" style:text-underline-width="auto" style:text-underline-color="font-color" fo:font-weight="bold" style:font-weight-asian="bold" style:font-weight-complex="bold"/>
    </style:style>
    <style:style style:name="P5" style:family="paragraph" style:parent-style-name="Preformatted_20_Text">
      <style:paragraph-properties fo:margin-top="0cm" fo:margin-bottom="0cm" style:contextual-spacing="false" fo:text-align="start" style:justify-single-word="false" style:writing-mode="lr-tb"/>
      <style:text-properties officeooo:rsid="00089e7b" officeooo:paragraph-rsid="00089e7b"/>
    </style:style>
    <style:style style:name="P6" style:family="paragraph" style:parent-style-name="Preformatted_20_Text">
      <style:paragraph-properties fo:margin-top="0cm" fo:margin-bottom="0cm" style:contextual-spacing="false" fo:text-align="start" style:justify-single-word="false" style:writing-mode="lr-tb"/>
      <style:text-properties officeooo:rsid="0008e832" officeooo:paragraph-rsid="0008e832"/>
    </style:style>
    <style:style style:name="P7" style:family="paragraph" style:parent-style-name="Preformatted_20_Text" style:master-page-name="Standard">
      <style:paragraph-properties fo:margin-top="0cm" fo:margin-bottom="0cm" style:contextual-spacing="false" fo:text-align="start" style:justify-single-word="false" style:page-number="auto" style:writing-mode="lr-tb"/>
    </style:style>
    <style:style style:name="P8" style:family="paragraph" style:parent-style-name="Preformatted_20_Text">
      <style:paragraph-properties fo:margin-top="0cm" fo:margin-bottom="0cm" style:contextual-spacing="false" fo:text-align="start" style:justify-single-word="false" style:writing-mode="lr-tb"/>
    </style:style>
    <style:style style:name="P9" style:family="paragraph" style:parent-style-name="Preformatted_20_Text">
      <style:paragraph-properties fo:margin-top="0cm" fo:margin-bottom="0cm" style:contextual-spacing="false" fo:text-align="start" style:justify-single-word="false" style:writing-mode="lr-tb"/>
      <style:text-properties officeooo:paragraph-rsid="000a112e"/>
    </style:style>
    <style:style style:name="P10" style:family="paragraph" style:parent-style-name="Preformatted_20_Text">
      <style:paragraph-properties fo:margin-top="0cm" fo:margin-bottom="0cm" style:contextual-spacing="false" fo:text-align="start" style:justify-single-word="false" style:writing-mode="lr-tb"/>
      <style:text-properties officeooo:paragraph-rsid="000d8558"/>
    </style:style>
    <style:style style:name="P11" style:family="paragraph" style:parent-style-name="Preformatted_20_Text">
      <style:paragraph-properties fo:margin-top="0cm" fo:margin-bottom="0cm" style:contextual-spacing="false" fo:text-align="start" style:justify-single-word="false" style:writing-mode="lr-tb"/>
      <style:text-properties officeooo:paragraph-rsid="000e4f84"/>
    </style:style>
    <style:style style:name="P12" style:family="paragraph" style:parent-style-name="Preformatted_20_Text">
      <style:paragraph-properties fo:margin-top="0cm" fo:margin-bottom="0cm" style:contextual-spacing="false" fo:text-align="start" style:justify-single-word="false" style:writing-mode="lr-tb"/>
      <style:text-properties officeooo:paragraph-rsid="000ef0f1"/>
    </style:style>
    <style:style style:name="P13" style:family="paragraph" style:parent-style-name="Preformatted_20_Text">
      <style:paragraph-properties fo:margin-top="0cm" fo:margin-bottom="0cm" style:contextual-spacing="false" fo:text-align="start" style:justify-single-word="false" style:writing-mode="lr-tb"/>
      <style:text-properties officeooo:paragraph-rsid="000fefac"/>
    </style:style>
    <style:style style:name="P14" style:family="paragraph" style:parent-style-name="Preformatted_20_Text">
      <style:paragraph-properties fo:margin-top="0cm" fo:margin-bottom="0cm" style:contextual-spacing="false" fo:text-align="start" style:justify-single-word="false" style:writing-mode="lr-tb"/>
      <style:text-properties officeooo:paragraph-rsid="0011aa4d"/>
    </style:style>
    <style:style style:name="P15" style:family="paragraph" style:parent-style-name="Preformatted_20_Text">
      <style:paragraph-properties fo:margin-top="0cm" fo:margin-bottom="0cm" style:contextual-spacing="false" fo:text-align="start" style:justify-single-word="false" style:writing-mode="lr-tb"/>
      <style:text-properties officeooo:rsid="000e4f84" officeooo:paragraph-rsid="000e4f84"/>
    </style:style>
    <style:style style:name="P16" style:family="paragraph" style:parent-style-name="Preformatted_20_Text">
      <style:paragraph-properties fo:margin-top="0cm" fo:margin-bottom="0cm" style:contextual-spacing="false" fo:text-align="start" style:justify-single-word="false" style:writing-mode="lr-tb"/>
      <style:text-properties officeooo:rsid="000e4f84" officeooo:paragraph-rsid="000ef0f1"/>
    </style:style>
    <style:style style:name="P17" style:family="paragraph" style:parent-style-name="Preformatted_20_Text">
      <style:paragraph-properties fo:margin-top="0cm" fo:margin-bottom="0cm" style:contextual-spacing="false" fo:text-align="start" style:justify-single-word="false" style:writing-mode="lr-tb"/>
      <style:text-properties officeooo:rsid="0008e832" officeooo:paragraph-rsid="000ef0f1"/>
    </style:style>
    <style:style style:name="T1" style:family="text">
      <style:text-properties officeooo:rsid="000a112e"/>
    </style:style>
    <style:style style:name="T2" style:family="text">
      <style:text-properties officeooo:rsid="000b895b"/>
    </style:style>
    <style:style style:name="T3" style:family="text">
      <style:text-properties officeooo:rsid="000d8558"/>
    </style:style>
    <style:style style:name="T4" style:family="text">
      <style:text-properties officeooo:rsid="000e4f84"/>
    </style:style>
    <style:style style:name="T5" style:family="text">
      <style:text-properties officeooo:rsid="000ef0f1"/>
    </style:style>
    <style:style style:name="T6" style:family="text">
      <style:text-properties officeooo:rsid="001166b1"/>
    </style:style>
    <style:style style:name="T7" style:family="text">
      <style:text-properties officeooo:rsid="0011aa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us cherchons a insérer des informations dans les différentes tables. Celles ci sont composés de conditions que nous devons respecter pour pouvoir insérer les tuples. Toutes les commandes sont composés des mots « INSERT INTO »puis le nom de la table puis du mot « VALUES » et des attributs entre parenthèse en respectant les types indiqués et si ils peuvent être vide(NULL) ou non. Nous devons aussi vérifier les clés primaires et les clés référentielles. Les chiffres sont représentés comme des INT les formes entre guillemets sont représenté comme des chaines de charactères (VARCHAR) et celles séparrée par des slashs sont représentées comme du type DATE.</text:p>
      <text:p text:style-name="P1"/>
      <text:p text:style-name="P4">Pour la table CodeTarif :</text:p>
      <text:p text:style-name="P1"/>
      <text:p text:style-name="P1">Un tuple classique que l’on pourrait insérer dans cette table serait :</text:p>
      <text:p text:style-name="P1">INSERT INTO CodeTarif VALUES (<text:span text:style-name="T1">1</text:span>,'xxx',0);</text:p>
      <text:p text:style-name="P1"/>
      <text:p text:style-name="P6">On ne peut évidement pas insérer un tuple avec plus d’éléments que ceux demandés :</text:p>
      <text:p text:style-name="P6">INSERT INTO CodeTarif VALUES (0,'xxx',0,0);</text:p>
      <text:p text:style-name="P1"/>
      <text:p text:style-name="P1">On ne peut pas insérer les deux tuples suivants en meme temps car leur clé primaire est identique.</text:p>
      <text:p text:style-name="P1">INSERT INTO CodeTarif VALUES (<text:span text:style-name="T1">2</text:span>,'xxx',0);</text:p>
      <text:p text:style-name="P1">INSERT INTO CodeTarif VALUES (<text:span text:style-name="T1">2</text:span>,'yyy',1);</text:p>
      <text:p text:style-name="P1"/>
      <text:p text:style-name="P1">On ne peut pas insérer les tuples suivant car les types dans ceux-ci ne sont pas ceux demandés :</text:p>
      <text:p text:style-name="P1">INSERT INTO CodeTarif VALUES ('xxx','xxx',0);</text:p>
      <text:p text:style-name="P1">INSERT INTO CodeTarif VALUES (0,'xxx','xxx');</text:p>
      <text:p text:style-name="P1"/>
      <text:p text:style-name="P15">Cependant on peut insérer ceux-ci.</text:p>
      <text:p text:style-name="P15">INSERT INTO CodeTarif VALUES (3,0,0);</text:p>
      <text:p text:style-name="P1"/>
      <text:p text:style-name="P2">Les tuples suivant ne peuvent pas être insérer car les attributs manquants sont soit des clés primaires, soit composés avec des contraintes NOT NULL :</text:p>
      <text:p text:style-name="P9">INSERT INTO CodeTarif VALUES (<text:span text:style-name="T1">NULL</text:span>,'xxx',0);</text:p>
      <text:p text:style-name="P9">INSERT INTO CodeTarif VALUES (0,'xxx',<text:span text:style-name="T1">NULL</text:span>);</text:p>
      <text:p text:style-name="P1"/>
      <text:p text:style-name="P1">Contrairement aux tuples précédants,les suivant peuvent avoir des attributs manquants car ces attributs peuvent être NULL :</text:p>
      <text:p text:style-name="P1">INSERT INTO CodeTarif VALUES (<text:span text:style-name="T4">4</text:span>,<text:span text:style-name="T1">NULL</text:span>,0);</text:p>
      <text:p text:style-name="P1"/>
      <text:p text:style-name="P1">Si la zone de texte dépasse la taille du VARCHAR on ne peut pas insérer les tuples, comme dans l’exemple suivant.</text:p>
      <text:p text:style-name="P13">INSERT INTO CodeTarif VALUES (0,'azertyuiopqsdfghjklmwxcvbnazertyuiopqsdfghjklmwxcvbnazertyuiopqsdfghjklmwxcvbnazertyuiopqsdfghjklmwxcvbn',0);</text:p>
      <text:p text:style-name="P1"/>
      <text:p text:style-name="P4">Pour la table Reduction :</text:p>
      <text:p text:style-name="P1"/>
      <text:p text:style-name="P1">Un tuple classique que l’on pourrait insérer dans cette table serait :</text:p>
      <text:p text:style-name="P1">INSERT INTO Reduction VALUES (<text:span text:style-name="T2">1</text:span>,0,0,0);</text:p>
      <text:p text:style-name="P1"/>
      <text:p text:style-name="P6">On ne peut évidement pas insérer un tuple avec plus d’éléments que ceux demandés :</text:p>
      <text:p text:style-name="P6">INSERT INTO Reduction VALUES (0,0,0,0,0);</text:p>
      <text:p text:style-name="P1"/>
      <text:p text:style-name="P1">On ne peut pas insérer les deux tuples suivants en meme temps car leur clé primaire est identique.</text:p>
      <text:p text:style-name="P1">INSERT INTO Reduction VALUES (<text:span text:style-name="T2">2</text:span>,0,0,0);</text:p>
      <text:p text:style-name="P1">INSERT INTO Reduction VALUES (<text:span text:style-name="T2">2</text:span>,1,1,1);</text:p>
      <text:p text:style-name="P1"/>
      <text:p text:style-name="P1">On ne peut pas insérer les tuples suivant car les types dans ceux-ci ne sont pas ceux demandés :</text:p>
      <text:p text:style-name="P1">INSERT INTO Reduction VALUES ('xxx',0,0,0);</text:p>
      <text:p text:style-name="P1"><text:soft-page-break/>INSERT INTO Reduction VALUES (0,'xxx',0,0);</text:p>
      <text:p text:style-name="P1">INSERT INTO Reduction VALUES (0,0,'xxx',0);</text:p>
      <text:p text:style-name="P1">INSERT INTO Reduction VALUES (0,0,0,'xxx');</text:p>
      <text:p text:style-name="P1"/>
      <text:p text:style-name="P2">Les tuples suivant ne peuvent pas être insérer car les attributs manquants sont soit des clés primaires, soit composés avec des contraintes NOT NULL :</text:p>
      <text:p text:style-name="P10">INSERT INTO Reduction VALUES (<text:span text:style-name="T1">NULL</text:span>,0,0,0);</text:p>
      <text:p text:style-name="P10">INSERT INTO Reduction VALUES (0,<text:span text:style-name="T1">NULL</text:span>,0,0);</text:p>
      <text:p text:style-name="P10">INSERT INTO Reduction VALUES (0,0,<text:span text:style-name="T1">NULL</text:span>,0);</text:p>
      <text:p text:style-name="P10">INSERT INTO Reduction VALUES (0,0,0,<text:span text:style-name="T1">NULL</text:span>);</text:p>
      <text:p text:style-name="P1"/>
      <text:p text:style-name="P4">Pour la table Cheval :</text:p>
      <text:p text:style-name="P1"/>
      <text:p text:style-name="P1">Un tuple classique que l’on pourrait insérer dans cette table serait :</text:p>
      <text:p text:style-name="P1">INSERT INTO Cheval VALUES (<text:span text:style-name="T2">1</text:span>,'01/01/00','xxx','xxx');</text:p>
      <text:p text:style-name="P1"/>
      <text:p text:style-name="P6">On ne peut évidement pas insérer un tuple avec plus d’éléments que ceux demandés :</text:p>
      <text:p text:style-name="P6">INSERT INTO Cheval VALUES (0,'01/01/00','xxx','xxx',0);</text:p>
      <text:p text:style-name="P1"/>
      <text:p text:style-name="P1">On ne peut pas insérer les deux tuples suivants en meme temps car leur clé primaire est identique.</text:p>
      <text:p text:style-name="P10">INSERT INTO Cheval VALUES (<text:span text:style-name="T2">2</text:span>,'01/01/00','xxx','xxx');</text:p>
      <text:p text:style-name="P10">INSERT INTO Cheval VALUES (<text:span text:style-name="T2">2</text:span>,'0<text:span text:style-name="T3">2</text:span>/0<text:span text:style-name="T3">2</text:span>/00','yyy','yyy');</text:p>
      <text:p text:style-name="P1"/>
      <text:p text:style-name="P1">On ne peut pas insérer les tuples suivant car les types dans ceux-ci ne sont pas ceux demandés :</text:p>
      <text:p text:style-name="P1">INSERT INTO Cheval VALUES (0,'xxx','xxx','xxx');</text:p>
      <text:p text:style-name="P1">INSERT INTO Cheval VALUES (‘xxx’,00/00/00,'xxx','xxx');</text:p>
      <text:p text:style-name="P1"/>
      <text:p text:style-name="P15">Cependant on peut insérer ceux-ci.</text:p>
      <text:p text:style-name="P15">INSERT INTO Cheval VALUES (3,'01/01/00',0,'xxx');</text:p>
      <text:p text:style-name="P15">INSERT INTO Cheval VALUES (4,'01/01/00','xxx',0);</text:p>
      <text:p text:style-name="P1"/>
      <text:p text:style-name="P2">Les tuples suivant ne peuvent pas être insérer car les attributs manquants sont soit des clés primaires, soit composés avec des contraintes NOT NULL :</text:p>
      <text:p text:style-name="P11">INSERT INTO Cheval VALUES (<text:span text:style-name="T1">NULL</text:span>,'01/01/00','xxx','xxx');</text:p>
      <text:p text:style-name="P10">INSERT INTO Cheval VALUES (0,<text:span text:style-name="T1">NULL</text:span>,'xxx','xxx');</text:p>
      <text:p text:style-name="P11">INSERT INTO Cheval VALUES (0,'01/01/00',<text:span text:style-name="T1">NULL</text:span>,'xxx');</text:p>
      <text:p text:style-name="P1"/>
      <text:p text:style-name="P1">Contrairement aux tuples précédants,les suivant peuvent avoir des attributs manquants car ces attributs peuvent être NULL :</text:p>
      <text:p text:style-name="P11">INSERT INTO Cheval VALUES (<text:span text:style-name="T4">5</text:span>,'01/01/00','xxx',<text:span text:style-name="T1">NULL</text:span>);</text:p>
      <text:p text:style-name="P1"/>
      <text:p text:style-name="P1">Si la zone de texte dépasse la taille du VARCHAR on ne peut pas insérer les tuples, comme dans les exemples suivant.</text:p>
      <text:p text:style-name="P13">INSERT INTO Cheval VALUES (0,'01/01/00','azertyuiopqsdfghjklmwxcvbnazertyuiopqsdfghjklmwxcvbn','xxx');</text:p>
      <text:p text:style-name="P13">INSERT INTO Cheval VALUES (0,'01/01/00','xxx','azertyuiopqsdfghjklmwxcvbnazertyuiopqsdfghjklmwxcvbnazertyuiopqsdfghjklmwxcvbnazertyuiopqsdfghjklmwxcvbn');</text:p>
      <text:p text:style-name="P1"/>
      <text:p text:style-name="P4">Pour la table Personne :</text:p>
      <text:p text:style-name="P1"/>
      <text:p text:style-name="P1">Un tuple classique que l’on pourrait insérer dans cette table serait :</text:p>
      <text:p text:style-name="P1">INSERT INTO Personne VALUES (<text:span text:style-name="T2">1</text:span>,'xxx','xxx','xxx');</text:p>
      <text:p text:style-name="P1"/>
      <text:p text:style-name="P6">On ne peut évidement pas insérer un tuple avec plus d’éléments que ceux demandés :</text:p>
      <text:p text:style-name="P6">INSERT INTO Personne VALUES (0,'xxx','xxx','xxx',0);</text:p>
      <text:p text:style-name="P1"/>
      <text:p text:style-name="P1">On ne peut pas insérer les deux tuples suivants en meme temps car leur clé primaire est identique.</text:p>
      <text:p text:style-name="P1">INSERT INTO Personne VALUES (<text:span text:style-name="T2">2</text:span>,'xxx','xxx','xxx');</text:p>
      <text:p text:style-name="P1"><text:soft-page-break/>INSERT INTO Personne VALUES (<text:span text:style-name="T2">2</text:span>,'yyy','yyy','yyy');</text:p>
      <text:p text:style-name="P1"/>
      <text:p text:style-name="P1">On ne peut pas insérer les tuples suivant car les types dans ceux-ci ne sont pas ceux demandés :</text:p>
      <text:p text:style-name="P1">INSERT INTO Personne VALUES ('xxx','xxx','xxx','xxx');</text:p>
      <text:p text:style-name="P1"/>
      <text:p text:style-name="P15">Cependant on peut insérer ceux-ci.</text:p>
      <text:p text:style-name="P11">INSERT INTO Personne VALUES (<text:span text:style-name="T4">3</text:span>,<text:span text:style-name="T4">0</text:span>,'xxx','xxx');</text:p>
      <text:p text:style-name="P11">INSERT INTO Personne VALUES (<text:span text:style-name="T4">4</text:span>,'xxx',<text:span text:style-name="T4">0</text:span>,'xxx');</text:p>
      <text:p text:style-name="P11">INSERT INTO Personne VALUES (<text:span text:style-name="T4">5</text:span>,'xxx','xxx',<text:span text:style-name="T4">0</text:span>);</text:p>
      <text:p text:style-name="P1"/>
      <text:p text:style-name="P2">Les tuples suivant ne peuvent pas être insérer car les attributs manquants sont soit des clés primaires, soit composés avec des contraintes NOT NULL :</text:p>
      <text:p text:style-name="P10">INSERT INTO Personne VALUES (<text:span text:style-name="T1">NULL</text:span>,'xxx','xxx','xxx');</text:p>
      <text:p text:style-name="P10">INSERT INTO Personne VALUES (0,<text:span text:style-name="T1">NULL</text:span>,'xxx','xxx');</text:p>
      <text:p text:style-name="P1"/>
      <text:p text:style-name="P1">Contrairement aux tuples précédants,les suivant peuvent avoir des attributs manquants car ces attributs peuvent être NULL : </text:p>
      <text:p text:style-name="P10">INSERT INTO Personne VALUES (<text:span text:style-name="T4">6</text:span>,'xxx','xxx',<text:span text:style-name="T1">NULL</text:span>);</text:p>
      <text:p text:style-name="P10">INSERT INTO Personne VALUES (<text:span text:style-name="T4">7</text:span>,'xxx',<text:span text:style-name="T1">NULL</text:span>,'xxx');</text:p>
      <text:p text:style-name="P1"/>
      <text:p text:style-name="P1">Si la zone de texte dépasse la taille du VARCHAR on ne peut pas insérer les tuples, comme dans les exemples suivant.</text:p>
      <text:p text:style-name="P13">INSERT INTO Personne VALUES (0,'azertyuiopqsdfghjklmwxcvbnazertyuiopqsdfghjklmwxcvbn','xxx','xxx');</text:p>
      <text:p text:style-name="P13">INSERT INTO Personne VALUES (0,'xxx','azertyuiopqsdfghjklmwxcvbnazertyuiopqsdfghjklmwxcvbn','xxx');</text:p>
      <text:p text:style-name="P1">INSERT INTO Personne VALUES (0,'xxx','xxx','azertyuiopqsdfghjklmwxcvbnazertyuiopqsdfghjklmwxcvbnazertyuiopqsdfghjklmwxcvbnazertyuiopqsdfghjklmwxcvbn');</text:p>
      <text:p text:style-name="P1"/>
      <text:p text:style-name="P4">Pour la table Moniteur :</text:p>
      <text:p text:style-name="P1"/>
      <text:p text:style-name="P1">Un tuple classique que l’on pourrait insérer dans cette table serait :</text:p>
      <text:p text:style-name="P12">INSERT INTO Moniteur VALUES (<text:span text:style-name="T2">1</text:span>,'01/01/00','xxx');</text:p>
      <text:p text:style-name="P1"/>
      <text:p text:style-name="P6">On ne peut évidement pas insérer un tuple avec plus d’éléments que ceux demandés :</text:p>
      <text:p text:style-name="P17">INSERT INTO Moniteur VALUES (0,'01/01/00','xxx',0);</text:p>
      <text:p text:style-name="P1"/>
      <text:p text:style-name="P1">On ne peut pas insérer les deux tuples suivants en meme temps car leur clé primaire est identique.</text:p>
      <text:p text:style-name="P12">INSERT INTO Moniteur VALUES (<text:span text:style-name="T2">2</text:span>,'01/01/00','xxx');</text:p>
      <text:p text:style-name="P12">INSERT INTO Moniteur VALUES (<text:span text:style-name="T2">2</text:span>,'0<text:span text:style-name="T5">2</text:span>/0<text:span text:style-name="T5">2</text:span>/00','yyy');</text:p>
      <text:p text:style-name="P1"/>
      <text:p text:style-name="P1">On ne peut pas insérer les tuples suivant car les types dans ceux-ci ne sont pas ceux demandés :</text:p>
      <text:p text:style-name="P12">INSERT INTO Moniteur VALUES ('xxx','01/01/00','xxx');</text:p>
      <text:p text:style-name="P13">INSERT INTO Moniteur VALUES (0,'xxx','xxx');</text:p>
      <text:p text:style-name="P1"/>
      <text:p text:style-name="P15">Cependant on peut insérer ceux-ci.</text:p>
      <text:p text:style-name="P12">INSERT INTO Moniteur VALUES (<text:span text:style-name="T4">3</text:span>,'01/01/00',<text:span text:style-name="T4">0</text:span>);</text:p>
      <text:p text:style-name="P1"/>
      <text:p text:style-name="P1">Les tuples suivant ne peuvent pas être insérer car les attributs manquants sont soit des clés primaires, soit composés avec des contraintes NOT NULL :</text:p>
      <text:p text:style-name="P12">INSERT INTO Moniteur VALUES (<text:span text:style-name="T1">NULL</text:span>,'01/01/00','xxx');</text:p>
      <text:p text:style-name="P12">INSERT INTO Moniteur VALUES (0,'01/01/00',<text:span text:style-name="T1">NULL</text:span>);</text:p>
      <text:p text:style-name="P1"/>
      <text:p text:style-name="P2">Attention les attributs qui font référence a d’autres tables si ils sont remplis doivent avoir une valeur qui correspond et qui existe dans l’attribut référencé de cette autre table.</text:p>
      <text:p text:style-name="P1"/>
      <text:p text:style-name="P1">Contrairement aux tuples précédants,les suivant peuvent avoir des attributs manquants car ces attributs peuvent être NULL :</text:p>
      <text:p text:style-name="P10"><text:soft-page-break/>INSERT INTO Moniteur VALUES (<text:span text:style-name="T4">4</text:span>,<text:span text:style-name="T1">NULL</text:span>,'xxx');</text:p>
      <text:p text:style-name="P1"/>
      <text:p text:style-name="P1">Si la zone de texte dépasse la taille du VARCHAR on ne peut pas insérer les tuples, comme dans les exemples suivant.</text:p>
      <text:p text:style-name="P12">INSERT INTO Moniteur VALUES (0,'01/01/00','azertyuiopqsdfghjklmwxcvbn');</text:p>
      <text:p text:style-name="P1"/>
      <text:p text:style-name="P4">Pour la table Adhérent :</text:p>
      <text:p text:style-name="P1"/>
      <text:p text:style-name="P1">Un tuple classique que l’on pourrait insérer dans cette table serait :</text:p>
      <text:p text:style-name="P12">INSERT INTO Adherent VALUES (<text:span text:style-name="T2">1</text:span>,'01/01/00','xxx',<text:span text:style-name="T6">1</text:span>);</text:p>
      <text:p text:style-name="P1"/>
      <text:p text:style-name="P6">On ne peut évidement pas insérer un tuple avec plus d’éléments que ceux demandés :</text:p>
      <text:p text:style-name="P17">INSERT INTO Adherent VALUES (0,'01/01/00','xxx',<text:span text:style-name="T6">1</text:span>,<text:span text:style-name="T6">0</text:span>);</text:p>
      <text:p text:style-name="P1"/>
      <text:p text:style-name="P1">On ne peut pas insérer les deux tuples suivants en meme temps car leur clé primaire est identique.</text:p>
      <text:p text:style-name="P12">INSERT INTO Adherent VALUES (<text:span text:style-name="T2">2</text:span>,'01/01/00','xxx',<text:span text:style-name="T6">1</text:span>);</text:p>
      <text:p text:style-name="P12">INSERT INTO Adherent VALUES (<text:span text:style-name="T2">2</text:span>,'0<text:span text:style-name="T5">2</text:span>/0<text:span text:style-name="T5">2</text:span>/00','yyy',<text:span text:style-name="T6">2</text:span>);</text:p>
      <text:p text:style-name="P1"/>
      <text:p text:style-name="P1">On ne peut pas insérer les tuples suivant car les types dans ceux-ci ne sont pas ceux demandés :</text:p>
      <text:p text:style-name="P12">INSERT INTO Adherent VALUES ('xxx','01/01/00','xxx',<text:span text:style-name="T6">1</text:span>);</text:p>
      <text:p text:style-name="P1">INSERT INTO Adherent VALUES (0,'xxx','xxx',<text:span text:style-name="T6">1</text:span>);</text:p>
      <text:p text:style-name="P12">INSERT INTO Adherent VALUES (0,'01/01/00','xxx','xxx');</text:p>
      <text:p text:style-name="P1"/>
      <text:p text:style-name="P15">Cependant on peut insérer ceux-ci.</text:p>
      <text:p text:style-name="P16">INSERT INTO Adherent VALUES (3,'01/01/00',0,<text:span text:style-name="T6">1</text:span>);</text:p>
      <text:p text:style-name="P1"/>
      <text:p text:style-name="P2">Les tuples suivant ne peuvent pas être insérer car les attributs manquants sont soit des clés primaires, soit composés avec des contraintes NOT NULL :</text:p>
      <text:p text:style-name="P12">INSERT INTO Adherent VALUES (<text:span text:style-name="T1">NULL</text:span>,'01/01/00','xxx',<text:span text:style-name="T6">1</text:span>);</text:p>
      <text:p text:style-name="P10">INSERT INTO Adherent VALUES (0,<text:span text:style-name="T1">NULL</text:span>,'xxx',<text:span text:style-name="T6">1</text:span>);</text:p>
      <text:p text:style-name="P12">INSERT INTO Adherent VALUES (0,'01/01/00','xxx',<text:span text:style-name="T1">NULL</text:span>);</text:p>
      <text:p text:style-name="P1"/>
      <text:p text:style-name="P2">Attention les attributs qui font référence a d’autres tables si ils sont remplis doivent avoir une valeur qui correspond et qui existe dans l’attribut référencé de cette autre table.</text:p>
      <text:p text:style-name="P1"/>
      <text:p text:style-name="P1">Contrairement aux tuples précédants,les suivant peuvent avoir des attributs manquants car ces attributs peuvent être NULL :</text:p>
      <text:p text:style-name="P12">INSERT INTO Adherent VALUES (<text:span text:style-name="T4">4</text:span>,'01/01/00',<text:span text:style-name="T1">NULL</text:span>,<text:span text:style-name="T6">1</text:span>);</text:p>
      <text:p text:style-name="P1"/>
      <text:p text:style-name="P1">Si la zone de texte dépasse la taille du VARCHAR on ne peut pas insérer les tuples, comme dans les exemples suivant.</text:p>
      <text:p text:style-name="P12">INSERT INTO Adherent VALUES (0,'01/01/00','azertyuiopqsdfghjklmwxcvbn',<text:span text:style-name="T6">1</text:span>);</text:p>
      <text:p text:style-name="P1"/>
      <text:p text:style-name="P4">Pour la table TypeCours :</text:p>
      <text:p text:style-name="P1"/>
      <text:p text:style-name="P1">Un tuple classique que l’on pourrait insérer dans cette table serait :</text:p>
      <text:p text:style-name="P1">INSERT INTO TypeCours VALUES (<text:span text:style-name="T2">1</text:span>,'xxx','xxx',0,0,0,<text:span text:style-name="T6">1</text:span>);</text:p>
      <text:p text:style-name="P1"/>
      <text:p text:style-name="P6">On ne peut évidement pas insérer un tuple avec plus d’éléments que ceux demandés :</text:p>
      <text:p text:style-name="P6">INSERT INTO TypeCours VALUES (0,'xxx','xxx',0,0,0,<text:span text:style-name="T6">1</text:span>,0);</text:p>
      <text:p text:style-name="P1"/>
      <text:p text:style-name="P1">On ne peut pas insérer les deux tuples suivants en meme temps car leur clé primaire est identique.</text:p>
      <text:p text:style-name="P1">INSERT INTO TypeCours VALUES (<text:span text:style-name="T2">2</text:span>,'xxx','xxx',0,0,0,<text:span text:style-name="T6">1</text:span>);</text:p>
      <text:p text:style-name="P1">INSERT INTO TypeCours VALUES (<text:span text:style-name="T2">2</text:span>,'yyy','yyy',1,1,1,<text:span text:style-name="T6">2</text:span>);</text:p>
      <text:p text:style-name="P1"/>
      <text:p text:style-name="P1">On ne peut pas insérer les tuples suivant car les types dans ceux-ci ne sont pas ceux demandés :</text:p>
      <text:p text:style-name="P1">INSERT INTO TypeCours VALUES ('xxx','xxx','xxx',0,0,0,<text:span text:style-name="T6">1</text:span>);</text:p>
      <text:p text:style-name="P1"><text:soft-page-break/>INSERT INTO TypeCours VALUES (0,'xxx','xxx','xxx',0,0,<text:span text:style-name="T6">1</text:span>);</text:p>
      <text:p text:style-name="P1">INSERT INTO TypeCours VALUES (0,'xxx','xxx',0,'xxx',0,<text:span text:style-name="T6">1</text:span>);</text:p>
      <text:p text:style-name="P1">INSERT INTO TypeCours VALUES (0,'xxx','xxx',0,0,'xxx',<text:span text:style-name="T6">1</text:span>);</text:p>
      <text:p text:style-name="P1">INSERT INTO TypeCours VALUES (0,'xxx','xxx',0,0,0,'xxx');</text:p>
      <text:p text:style-name="P1"/>
      <text:p text:style-name="P15">Cependant on peut insérer ceux-ci.</text:p>
      <text:p text:style-name="P11">INSERT INTO TypeCours VALUES (<text:span text:style-name="T4">3</text:span>,<text:span text:style-name="T1">0</text:span>,'xxx',0,0,0,<text:span text:style-name="T6">1</text:span>);</text:p>
      <text:p text:style-name="P11">INSERT INTO TypeCours VALUES (<text:span text:style-name="T4">4</text:span>,'xxx',<text:span text:style-name="T1">0</text:span>,0,0,0,<text:span text:style-name="T6">1</text:span>);</text:p>
      <text:p text:style-name="P1"/>
      <text:p text:style-name="P2">Les tuples suivant ne peuvent pas être insérer car les attributs manquants sont soit des clés primaires, soit composés avec des contraintes NOT NULL :</text:p>
      <text:p text:style-name="P10">INSERT INTO TypeCours VALUES (<text:span text:style-name="T1">NULL</text:span>,'xxx','xxx',0,0,0,<text:span text:style-name="T6">1</text:span>);</text:p>
      <text:p text:style-name="P10">INSERT INTO TypeCours VALUES (0,'xxx','xxx',<text:span text:style-name="T1">NULL</text:span>,0,0,<text:span text:style-name="T6">1</text:span>);</text:p>
      <text:p text:style-name="P1"/>
      <text:p text:style-name="P1">Attention les attributs qui font référence a d’autres tables si ils sont remplis doivent avoir une valeur qui correspond et qui existe dans l’attribut référencé de cette autre table.</text:p>
      <text:p text:style-name="P1"/>
      <text:p text:style-name="P1">Contrairement aux tuples précédants,les suivant peuvent avoir des attributs manquants car ces attributs peuvent être NULL :</text:p>
      <text:p text:style-name="P10">INSERT INTO TypeCours VALUES (<text:span text:style-name="T4">5</text:span>,<text:span text:style-name="T1">NULL</text:span>,'xxx',0,0,0,<text:span text:style-name="T6">1</text:span>);</text:p>
      <text:p text:style-name="P10">INSERT INTO TypeCours VALUES (<text:span text:style-name="T4">6</text:span>,'xxx',<text:span text:style-name="T1">NULL</text:span>,0,0,0,<text:span text:style-name="T6">1</text:span>);</text:p>
      <text:p text:style-name="P10">INSERT INTO TypeCours VALUES (<text:span text:style-name="T4">7</text:span>,'xxx','xxx',0,<text:span text:style-name="T1">NULL</text:span>,0,<text:span text:style-name="T6">1</text:span>);</text:p>
      <text:p text:style-name="P10">INSERT INTO TypeCours VALUES (<text:span text:style-name="T4">8</text:span>,'xxx','xxx',0,0,<text:span text:style-name="T1">NULL</text:span>,<text:span text:style-name="T6">1</text:span>);</text:p>
      <text:p text:style-name="P10">INSERT INTO TypeCours VALUES (<text:span text:style-name="T4">9</text:span>,'xxx','xxx',0,0,0,<text:span text:style-name="T1">NULL</text:span>);</text:p>
      <text:p text:style-name="P1"/>
      <text:p text:style-name="P1">Si la zone de texte dépasse la taille du VARCHAR on ne peut pas insérer les tuples, comme dans les exemples suivant.</text:p>
      <text:p text:style-name="P1">INSERT INTO TypeCours VALUES (0,'xxx','azertyuiopqsdfghjklmwxcvbn',0,0,0,0);</text:p>
      <text:p text:style-name="P1"/>
      <text:p text:style-name="P5">La zone de texte pour le niveau du joueur ne peut pas dépasser 20 charactères car il ne peux prendre ses valeurs que dans (débutant,confirmé et compétition).</text:p>
      <text:p text:style-name="P1"/>
      <text:p text:style-name="P4">Pour la table Cours :</text:p>
      <text:p text:style-name="P1"/>
      <text:p text:style-name="P1">Un tuple classique que l’on pourrait insérer dans cette table serait :</text:p>
      <text:p text:style-name="P12">INSERT INTO Cours VALUES (<text:span text:style-name="T2">1</text:span>,<text:span text:style-name="T2">1</text:span>,'01/01/00',0,'xxx',<text:span text:style-name="T7">1</text:span>);</text:p>
      <text:p text:style-name="P1"/>
      <text:p text:style-name="P6">On ne peut évidement pas insérer un tuple avec plus d’éléments que ceux demandés :</text:p>
      <text:p text:style-name="P17">INSERT INTO Cours VALUES (0,0,'01/01/00',0,'xxx',<text:span text:style-name="T7">1</text:span>,0);</text:p>
      <text:p text:style-name="P1"/>
      <text:p text:style-name="P1">Si la clé primaire d’un tuple n’est que partiellement différente d’un autre tuple de cette table on peut quand meme insérer ces tuples</text:p>
      <text:p text:style-name="P12">INSERT INTO Cours VALUES (1,<text:span text:style-name="T2">2</text:span>,'01/01/00',0,'xxx',<text:span text:style-name="T7">1</text:span>);</text:p>
      <text:p text:style-name="P12">INSERT INTO Cours VALUES (<text:span text:style-name="T2">2</text:span>,1,'01/01/00',0,'xxx',<text:span text:style-name="T7">1</text:span>);</text:p>
      <text:p text:style-name="P1"/>
      <text:p text:style-name="P1">On ne peut pas insérer les deux tuples suivants en meme temps car leur clé primaire est identique.</text:p>
      <text:p text:style-name="P12">INSERT INTO Cours VALUES (<text:span text:style-name="T2">2</text:span>,<text:span text:style-name="T2">2</text:span>,'01/01/00',0,'xxx',<text:span text:style-name="T7">1</text:span>);</text:p>
      <text:p text:style-name="P12">INSERT INTO Cours VALUES (<text:span text:style-name="T2">2</text:span>,<text:span text:style-name="T2">2</text:span>,'0<text:span text:style-name="T5">2</text:span>/0<text:span text:style-name="T5">2</text:span>/00',1,'yyy',<text:span text:style-name="T7">2</text:span>);</text:p>
      <text:p text:style-name="P1"/>
      <text:p text:style-name="P1">On ne peut pas insérer les tuples suivant car les types dans ceux-ci ne sont pas ceux demandés :</text:p>
      <text:p text:style-name="P12">INSERT INTO Cours VALUES ('xxx',0,'01/01/00',0,'xxx',<text:span text:style-name="T7">1</text:span>);</text:p>
      <text:p text:style-name="P12">INSERT INTO Cours VALUES (0,'xxx','01/01/00',0,'xxx',<text:span text:style-name="T7">1</text:span>);</text:p>
      <text:p text:style-name="P1">INSERT INTO Cours VALUES (0,0,'xxx',0,'xxx',<text:span text:style-name="T7">1</text:span>);</text:p>
      <text:p text:style-name="P12">INSERT INTO Cours VALUES (0,0,'01/01/00','xxx','xxx',<text:span text:style-name="T7">1</text:span>);</text:p>
      <text:p text:style-name="P12">INSERT INTO Cours VALUES (0,0,'01/01/00',0,'xxx','xxx');</text:p>
      <text:p text:style-name="P1"/>
      <text:p text:style-name="P15">Cependant on peut insérer ceux-ci.</text:p>
      <text:p text:style-name="P12">INSERT INTO Cours VALUES (<text:span text:style-name="T4">3</text:span>,<text:span text:style-name="T4">3</text:span>,'01/01/00',0,<text:span text:style-name="T1">0</text:span>,<text:span text:style-name="T7">1</text:span>);</text:p>
      <text:p text:style-name="P11"/>
      <text:p text:style-name="P2">Les tuples suivant ne peuvent pas être insérer car les attributs manquants sont <text:soft-page-break/>soit des clés primaires, soit composés avec des contraintes NOT NULL :</text:p>
      <text:p text:style-name="P12">INSERT INTO Cours VALUES (<text:span text:style-name="T1">NULL</text:span>,0,'01/01/00',0,'xxx',<text:span text:style-name="T7">1</text:span>);</text:p>
      <text:p text:style-name="P12">INSERT INTO Cours VALUES (0,<text:span text:style-name="T1">NULL</text:span>,'01/01/00',0,'xxx',<text:span text:style-name="T7">1</text:span>);</text:p>
      <text:p text:style-name="P12">INSERT INTO Cours VALUES (0,0,'01/01/00',0,'xxx',<text:span text:style-name="T1">NULL</text:span>);</text:p>
      <text:p text:style-name="P1"/>
      <text:p text:style-name="P1">Attention les attributs qui font référence a d’autres tables si ils sont remplis doivent avoir une valeur qui correspond et qui existe dans l’attribut référencé de cette autre table.</text:p>
      <text:p text:style-name="P1"/>
      <text:p text:style-name="P1">Contrairement aux tuples précédants,les suivant peuvent avoir des attributs manquants car ces attributs peuvent être NULL :</text:p>
      <text:p text:style-name="P10">INSERT INTO Cours VALUES (<text:span text:style-name="T4">4</text:span>,<text:span text:style-name="T4">4</text:span>,<text:span text:style-name="T1">NULL</text:span>,0,'xxx',<text:span text:style-name="T7">1</text:span>);</text:p>
      <text:p text:style-name="P12">INSERT INTO Cours VALUES (<text:span text:style-name="T4">5</text:span>,<text:span text:style-name="T4">5</text:span>,'01/01/00',<text:span text:style-name="T1">NULL</text:span>,'xxx',<text:span text:style-name="T7">1</text:span>);</text:p>
      <text:p text:style-name="P12">INSERT INTO Cours VALUES (<text:span text:style-name="T4">6</text:span>,<text:span text:style-name="T4">6</text:span>,'01/01/00',0,<text:span text:style-name="T1">NULL</text:span>,<text:span text:style-name="T7">1</text:span>);</text:p>
      <text:p text:style-name="P1"/>
      <text:p text:style-name="P1">Si la zone de texte dépasse la taille du VARCHAR on ne peut pas insérer les tuples, comme dans les exemples suivant.</text:p>
      <text:p text:style-name="P14">INSERT INTO Cours VALUES (0,0,'01/01/00',0,'azertyuiopqsdfghjklmwxcvbnazertyuiopqsdfghjklmwxcvbnazertyuiopqsdfghjklmwxcvbnazertyuiopqsdfghjklmwxcvbn',<text:span text:style-name="T7">1</text:span>);</text:p>
      <text:p text:style-name="P1"/>
      <text:p text:style-name="P4">Pour la table Inscription :</text:p>
      <text:p text:style-name="P1"/>
      <text:p text:style-name="P1">Un tuple classique que l’on pourrait insérer dans cette table serait :</text:p>
      <text:p text:style-name="P12">INSERT INTO Inscription VALUES (1,1,1,'01/01/00',1);</text:p>
      <text:p text:style-name="P1"/>
      <text:p text:style-name="P6">On ne peut évidement pas insérer un tuple avec plus d’éléments que ceux demandés :</text:p>
      <text:p text:style-name="P17">INSERT INTO Inscription VALUES (0,0,0,'01/01/00',<text:span text:style-name="T7">1</text:span>,0);</text:p>
      <text:p text:style-name="P1"/>
      <text:p text:style-name="P1">Si la clé primaire d’un tuple n’est que partiellement différente d’un autre tuple de cette table on peut quand meme insérer ces tuples</text:p>
      <text:p text:style-name="P12">INSERT INTO Inscription VALUES (<text:span text:style-name="T2">2</text:span>,<text:span text:style-name="T2">2</text:span>,1,'01/01/00',<text:span text:style-name="T7">1</text:span>);</text:p>
      <text:p text:style-name="P12">INSERT INTO Inscription VALUES (<text:span text:style-name="T2">2</text:span>,1,<text:span text:style-name="T2">2</text:span>,'01/01/00',<text:span text:style-name="T7">1</text:span>);</text:p>
      <text:p text:style-name="P12">INSERT INTO Inscription VALUES (<text:span text:style-name="T2">2</text:span>,1,1,'01/01/00',<text:span text:style-name="T7">1</text:span>);</text:p>
      <text:p text:style-name="P12">INSERT INTO Inscription VALUES (1,<text:span text:style-name="T2">2</text:span>,<text:span text:style-name="T2">2</text:span>,'01/01/00',<text:span text:style-name="T7">1</text:span>);</text:p>
      <text:p text:style-name="P12">INSERT INTO Inscription VALUES (1,<text:span text:style-name="T2">2</text:span>,1,'01/01/00',<text:span text:style-name="T7">1</text:span>);</text:p>
      <text:p text:style-name="P12">INSERT INTO Inscription VALUES (1,1,<text:span text:style-name="T2">2</text:span>,'01/01/00',<text:span text:style-name="T7">1</text:span>);</text:p>
      <text:p text:style-name="P1"/>
      <text:p text:style-name="P1">On ne peut pas insérer les deux tuples suivants en meme temps car leur clé primaire est identique.</text:p>
      <text:p text:style-name="P12">INSERT INTO Inscription VALUES (<text:span text:style-name="T2">2</text:span>,<text:span text:style-name="T2">2</text:span>,<text:span text:style-name="T2">2</text:span>,'01/01/00',<text:span text:style-name="T7">1</text:span>);</text:p>
      <text:p text:style-name="P12">INSERT INTO Inscription VALUES (<text:span text:style-name="T2">2</text:span>,<text:span text:style-name="T2">2</text:span>,<text:span text:style-name="T2">2</text:span>,'0<text:span text:style-name="T5">2</text:span>/0<text:span text:style-name="T5">2</text:span>/00',<text:span text:style-name="T7">2</text:span>);</text:p>
      <text:p text:style-name="P1"/>
      <text:p text:style-name="P1">On ne peut pas insérer les tuples suivant car les types dans ceux-ci ne sont pas ceux demandés :</text:p>
      <text:p text:style-name="P12">INSERT INTO Inscription VALUES ('xxx',1,1,'01/01/00',<text:span text:style-name="T7">1</text:span>);</text:p>
      <text:p text:style-name="P12">INSERT INTO Inscription VALUES (1,'xxx',1,'01/01/00',<text:span text:style-name="T7">1</text:span>);</text:p>
      <text:p text:style-name="P12">INSERT INTO Inscription VALUES (1,1,'xxx','01/01/00',<text:span text:style-name="T7">1</text:span>);</text:p>
      <text:p text:style-name="P1">INSERT INTO Inscription VALUES (1,1,1,'xxx',<text:span text:style-name="T7">1</text:span>);</text:p>
      <text:p text:style-name="P12">INSERT INTO Inscription VALUES (1,1,1,'01/01/00','xxx');</text:p>
      <text:p text:style-name="P1"/>
      <text:p text:style-name="P2">Les tuples suivant ne peuvent pas être insérer car les attributs manquants sont soit des clés primaires, soit composés avec des contraintes NOT NULL :</text:p>
      <text:p text:style-name="P12">INSERT INTO Inscription VALUES (<text:span text:style-name="T1">NULL</text:span>,1,1,'01/01/00',<text:span text:style-name="T7">1</text:span>);</text:p>
      <text:p text:style-name="P12">INSERT INTO Inscription VALUES (1,<text:span text:style-name="T1">NULL</text:span>,1,'01/01/00',<text:span text:style-name="T7">1</text:span>);</text:p>
      <text:p text:style-name="P12">INSERT INTO Inscription VALUES (1,1,<text:span text:style-name="T1">NULL</text:span>,'01/01/00',<text:span text:style-name="T7">1</text:span>);</text:p>
      <text:p text:style-name="P10">INSERT INTO Inscription VALUES (1,1,1,<text:span text:style-name="T1">NULL</text:span>,<text:span text:style-name="T7">1</text:span>);</text:p>
      <text:p text:style-name="P1"/>
      <text:p text:style-name="P1">Attention les attributs qui font référence a d’autres tables si ils sont remplis doivent avoir une valeur qui correspond et qui existe dans l’attribut référencé de cette autre table.</text:p>
      <text:p text:style-name="P1"/>
      <text:p text:style-name="P3">Contrairement aux tuples précédants,les suivant peuvent avoir des attributs <text:soft-page-break/>manquants car ces attributs peuvent être NULL :</text:p>
      <text:p text:style-name="P12">INSERT INTO Inscription VALUES (<text:span text:style-name="T2">3</text:span>,<text:span text:style-name="T2">3</text:span>,<text:span text:style-name="T2">3</text:span>,'01/01/00',<text:span text:style-name="T1">NULL</text:span>);</text:p>
      <text:p text:style-name="P3"/>
      <text:p text:style-name="P3"/>
      <text:p text:style-name="P4">Pour la table PeutAssurer :</text:p>
      <text:p text:style-name="P1"/>
      <text:p text:style-name="P1">Un tuple classique que l’on pourrait insérer dans cette table serait :</text:p>
      <text:p text:style-name="P1">INSERT INTO PeutAssurer VALUES (<text:span text:style-name="T2">1</text:span>,<text:span text:style-name="T2">1</text:span>);</text:p>
      <text:p text:style-name="P1"/>
      <text:p text:style-name="P6">On ne peut évidement pas insérer un tuple avec plus d’éléments que ceux demandés :</text:p>
      <text:p text:style-name="P6">INSERT INTO PeutAssurer VALUES (0,0,0);</text:p>
      <text:p text:style-name="P1"/>
      <text:p text:style-name="P1">Si la clé primaire d’un tuple n’est que partiellement différente d’un autre tuple de cette table on peut quand meme insérer ces tuples</text:p>
      <text:p text:style-name="P1">INSERT INTO PeutAssurer VALUES (1,<text:span text:style-name="T2">2</text:span>);</text:p>
      <text:p text:style-name="P1">INSERT INTO PeutAssurer VALUES (<text:span text:style-name="T2">2</text:span>,1);</text:p>
      <text:p text:style-name="P1"/>
      <text:p text:style-name="P1">On ne peut pas insérer les deux tuples suivants en meme temps car leur clé primaire est identique.</text:p>
      <text:p text:style-name="P1">INSERT INTO PeutAssurer VALUES (<text:span text:style-name="T2">2</text:span>,<text:span text:style-name="T2">2</text:span>);</text:p>
      <text:p text:style-name="P1">INSERT INTO PeutAssurer VALUES (<text:span text:style-name="T2">2</text:span>,<text:span text:style-name="T2">2</text:span>);</text:p>
      <text:p text:style-name="P1"/>
      <text:p text:style-name="P1">On ne peut pas insérer les tuples suivant car les types dans ceux-ci ne sont pas ceux demandés :</text:p>
      <text:p text:style-name="P1">INSERT INTO PeutAssurer VALUES ('xxx',0);</text:p>
      <text:p text:style-name="P1">INSERT INTO PeutAssurer VALUES (0,'xxx');</text:p>
      <text:p text:style-name="P1"/>
      <text:p text:style-name="P2">Les tuples suivant ne peuvent pas être insérer car les attributs manquants sont soit des clés primaires, soit composés avec des contraintes NOT NULL :</text:p>
      <text:p text:style-name="P10">INSERT INTO PeutAssurer VALUES (<text:span text:style-name="T1">NULL</text:span>,0);</text:p>
      <text:p text:style-name="P10">INSERT INTO PeutAssurer VALUES (0,<text:span text:style-name="T1">NULL</text:span>);</text:p>
      <text:p text:style-name="P1"/>
      <text:p text:style-name="P1">Attention les attributs qui font référence a d’autres tables si ils sont remplis doivent avoir une valeur qui correspond et qui existe dans l’attribut référencé de cette autre t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fr-FR</dc:language>
    <meta:editing-cycles>2</meta:editing-cycles>
    <meta:editing-duration>PT7M51S</meta:editing-duration>
    <meta:generator>LibreOffice/7.1.4.2$Windows_X86_64 LibreOffice_project/a529a4fab45b75fefc5b6226684193eb000654f6</meta:generator>
    <dc:date>2022-01-27T16:03:45.898000000</dc:date>
    <meta:document-statistic meta:table-count="0" meta:image-count="0" meta:object-count="0" meta:page-count="7" meta:paragraph-count="237" meta:word-count="2361" meta:character-count="17274" meta:non-whitespace-character-count="15149"/>
    <meta:user-defined meta:name="AppVersion">15.0000</meta:user-defined>
  </office:meta>
</office:document-meta>
</file>